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aaa78" officeooo:paragraph-rsid="000aaa78"/>
    </style:style>
    <style:style style:name="P2" style:family="paragraph" style:parent-style-name="Text_20_body">
      <style:text-properties officeooo:rsid="000aaa78" officeooo:paragraph-rsid="000aaa78"/>
    </style:style>
    <style:style style:name="T1" style:family="text">
      <style:text-properties fo:font-variant="normal" fo:text-transform="none" fo:color="#ffffff" loext:opacity="100%" fo:font-family="apple-system, BlinkMacSystemFont, 'Segoe UI', 'Noto Sans', Helvetica, Arial, sans-serif, 'Apple Color Emoji', 'Segoe UI Emoji'" fo:font-size="10.5pt" fo:letter-spacing="normal" fo:font-style="normal" style:text-underline-style="solid" style:text-underline-width="auto" style:text-underline-color="font-color" fo:font-weight="bold" fo:background-color="#0d1117" loext:char-shading-value="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lace a mi Web</text:p>
      <text:p text:style-name="P2"/>
      <text:p text:style-name="P2"><text:a xlink:type="simple" xlink:href="https://adricarrasco22.github.io/LaCasaDelJinete/" text:style-name="Internet_20_link" text:visited-style-name="Visited_20_Internet_20_Link"><text:span text:style-name="T1">https://adricarrasco22.github.io/LaCasaDelJinete/</text:span></text:a><text:span text:style-name="T2"> </text:span></text:p>
      <text:p text:style-name="P2">Buenas noches Ángela, por aquí te dejo el enlace a mi página Web.</text:p>
      <text:p text:style-name="P2">Espero haber cumplido todos los requisitos y rúbricas.</text:p>
      <text:p text:style-name="P2">Un saludo,</text:p>
      <text:p text:style-name="P2">Adriá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aa78" officeooo:paragraph-rsid="000aaa7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Realizado por Adrián Carrasco Fernández</text:p>
        <text:p text:style-name="MP1">2ºDAW</text:p>
        <text:p text:style-name="MP1">Diseño de Interfaces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9T20:18:35.481633300</meta:creation-date>
    <dc:date>2025-11-09T20:21:25.329906100</dc:date>
    <meta:editing-duration>PT2M50S</meta:editing-duration>
    <meta:editing-cycles>1</meta:editing-cycles>
    <meta:document-statistic meta:table-count="0" meta:image-count="0" meta:object-count="0" meta:page-count="1" meta:paragraph-count="9" meta:word-count="38" meta:character-count="264" meta:non-whitespace-character-count="234"/>
    <meta:generator>LibreOffice/25.2.6.2$Windows_X86_64 LibreOffice_project/729c5bfe710f5eb71ed3bbde9e06a6065e9c6c5d</meta:generator>
  </office:meta>
</office:document-meta>
</file>